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7195D5D9.svm"/>
  <manifest:file-entry manifest:media-type="" manifest:full-path="Object 1/Pictures/2000000E000000DD000000DD332AEEF0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1.967cm" svg:height="6.987cm" svg:x="0.003cm" svg:y="0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862cm" svg:x="1cm" svg:y="4.841cm" draw:page-number="1"/>
      <draw:page-thumbnail draw:layer="backgroundobjects" svg:width="8.999cm" svg:height="2.862cm" svg:x="1cm" svg:y="13.417cm"/>
      <draw:page-thumbnail draw:layer="backgroundobjects" svg:width="8.999cm" svg:height="2.862cm" svg:x="1cm" svg:y="21.993cm"/>
      <draw:page-thumbnail draw:layer="backgroundobjects" svg:width="8.999cm" svg:height="2.862cm" svg:x="11cm" svg:y="4.841cm"/>
      <draw:page-thumbnail draw:layer="backgroundobjects" svg:width="8.999cm" svg:height="2.862cm" svg:x="11cm" svg:y="13.417cm"/>
      <draw:page-thumbnail draw:layer="backgroundobjects" svg:width="8.999cm" svg:height="2.862cm" svg:x="11cm" svg:y="21.993cm"/>
    </style:handout-master>
    <style:master-page style:name="Default" style:page-layout-name="PM1" draw:style-name="Mdp1">
      <draw:frame presentation:style-name="Default-title" draw:layer="backgroundobjects" svg:width="19.798cm" svg:height="1.168cm" svg:x="1.099cm" svg:y="0.278cm" presentation:class="title" presentation:placeholder="true">
        <draw:text-box/>
      </draw:frame>
      <draw:frame presentation:style-name="Default-outline1" draw:layer="backgroundobjects" svg:width="19.798cm" svg:height="4.619cm" svg:x="1.099cm" svg:y="-2.701cm" presentation:class="outline" presentation:placeholder="true">
        <draw:text-box/>
      </draw:frame>
      <draw:frame presentation:style-name="Mpr1" draw:text-style-name="MP1" draw:layer="backgroundobjects" svg:width="5.124cm" svg:height="0.482cm" svg:x="1.099cm" svg:y="6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972cm" svg:height="0.482cm" svg:x="7.523cm" svg:y="6.3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124cm" svg:height="0.482cm" svg:x="15.773cm" svg:y="6.3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30:14.59</meta:creation-date>
    <meta:editing-duration>PT01H48M17S</meta:editing-duration>
    <meta:editing-cycles>10</meta:editing-cycles>
    <dc:date>2009-07-23T22:53:24.76</dc:date>
    <meta:generator>OpenOffice.org/3.1$Win32 OpenOffice.org_project/310m11$Build-9399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E000000DD000000DD7195D5D9.svm" xlink:type="simple" xlink:actuate="onLoad"/>
      </style:chart-properties>
      <style:graphic-properties draw:stroke="solid" svg:stroke-width="0.03cm" svg:stroke-color="#00b8ff" svg:stroke-opacity="100%" draw:fill-color="#00b8ff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>
        <chart:symbol-image xlink:href="Pictures/2000000E000000DD000000DD332AEEF0.svm" xlink:type="simple" xlink:actuate="onLoad"/>
      </style:chart-properties>
      <style:graphic-properties svg:stroke-width="0.03cm" svg:stroke-color="#dc2300" draw:fill-color="#dc2300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end" svg:x="16.732cm" svg:y="2.315cm" chart:style-name="ch3"/>
        <chart:plot-area chart:style-name="ch4" chart:data-source-has-labels="both" svg:x="0.675cm" svg:y="0.78cm" svg:width="15.556cm" svg:height="5.989cm">
          <chart:axis chart:dimension="x" chart:name="primary-x" chart:style-name="ch5">
            <chart:title svg:x="8.182cm" svg:y="6.231cm" chart:style-name="ch6">
              <text:p>Frame</text:p>
            </chart:title>
            <chart:categories table:cell-range-address="local-table.$A$2:.$A$301"/>
          </chart:axis>
          <chart:axis chart:dimension="y" chart:name="primary-y" chart:style-name="ch7">
            <chart:title svg:x="0.437cm" svg:y="5.354cm" chart:style-name="ch8">
              <text:p>Frames por segundo</text:p>
            </chart:title>
            <chart:grid chart:style-name="ch9" chart:class="major"/>
          </chart:axis>
          <chart:series chart:style-name="ch10" chart:values-cell-range-address="local-table.$B$2:.$B$301" chart:label-cell-address="local-table.$B$1" chart:class="chart:line">
            <chart:data-point chart:repeated="300"/>
          </chart:series>
          <chart:series chart:style-name="ch11" chart:values-cell-range-address="local-table.$C$2:.$C$301" chart:label-cell-address="local-table.$C$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Single Thread, Alfa = 0)</text:p>
              </table:table-cell>
              <table:table-cell office:value-type="string">
                <text:p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